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6cm" fo:min-width="0.77cm"/>
    </style:style>
    <style:style style:name="gr3" style:family="graphic" style:parent-style-name="standard">
      <style:graphic-properties draw:stroke="none" svg:stroke-color="#000000" draw:fill="none" draw:fill-color="#ffffff" fo:min-height="0.3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1cm" fo:min-width="1.59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5cm" fo:min-width="2.8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3.46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3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19cm" fo:min-width="1.16cm"/>
    </style:style>
    <style:style style:name="P1" style:family="paragraph">
      <style:paragraph-properties fo:margin-left="0cm" fo:margin-right="0cm" fo:text-align="center" fo:text-indent="0cm"/>
      <style:text-properties fo:font-size="12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weight="bold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556cm" svg:height="0.762cm" svg:x="8.585cm" svg:y="2.836cm">
          <text:p text:style-name="P4"/>
        </draw:rect>
        <draw:rect draw:style-name="gr1" draw:text-style-name="P1" draw:layer="layout" svg:width="3.556cm" svg:height="0.762cm" svg:x="8.331cm" svg:y="2.582cm">
          <text:p text:style-name="P4"/>
        </draw:rect>
        <draw:rect draw:style-name="gr1" draw:text-style-name="P1" draw:layer="layout" svg:width="3.556cm" svg:height="0.762cm" svg:x="0.584cm" svg:y="2.074cm">
          <text:p text:style-name="P2"><text:span text:style-name="T1">SETI@home</text:span></text:p>
        </draw:rect>
        <draw:rect draw:style-name="gr1" draw:text-style-name="P1" draw:layer="layout" svg:width="3.556cm" svg:height="0.762cm" svg:x="0.584cm" svg:y="3.471cm">
          <text:p text:style-name="P2"><text:span text:style-name="T1">climateprediction</text:span></text:p>
        </draw:rect>
        <draw:rect draw:style-name="gr1" draw:text-style-name="P1" draw:layer="layout" svg:width="3.556cm" svg:height="0.762cm" svg:x="0.584cm" svg:y="6.138cm">
          <text:p text:style-name="P2"><text:span text:style-name="T1">Einstein@home</text:span></text:p>
        </draw:rect>
        <draw:frame draw:style-name="gr2" draw:text-style-name="P3" draw:layer="layout" svg:width="1.391cm" svg:height="0.983cm" svg:x="1.606cm" svg:y="4.741cm">
          <draw:text-box>
            <text:p text:style-name="P3"><text:span text:style-name="T2">. . .</text:span></text:p>
          </draw:text-box>
        </draw:frame>
        <draw:frame draw:style-name="gr3" draw:text-style-name="P4" draw:layer="layout" svg:width="0.001cm" svg:height="0.963cm" svg:x="6.172cm" svg:y="12.488cm">
          <draw:text-box>
            <text:p text:style-name="P4"/>
          </draw:text-box>
        </draw:frame>
        <draw:rect draw:style-name="gr1" draw:text-style-name="P1" draw:layer="layout" svg:width="3.556cm" svg:height="0.762cm" svg:x="8.077cm" svg:y="2.328cm">
          <text:p text:style-name="P2"><text:span text:style-name="T1">Stats sites</text:span></text:p>
        </draw:rect>
        <draw:rect draw:style-name="gr1" draw:text-style-name="P1" draw:layer="layout" svg:width="3.556cm" svg:height="0.762cm" svg:x="8.077cm" svg:y="6.011cm">
          <text:p text:style-name="P1">Aggregators</text:p>
        </draw:rect>
        <draw:frame draw:style-name="gr4" draw:text-style-name="P5" draw:layer="layout" svg:width="2.297cm" svg:height="0.806cm" svg:x="1.092cm" svg:y="0.931cm">
          <draw:text-box>
            <text:p text:style-name="P5"><text:span text:style-name="T3">Projects</text:span></text:p>
          </draw:text-box>
        </draw:frame>
        <draw:frame draw:style-name="gr5" draw:text-style-name="P1" draw:layer="layout" svg:width="3.711cm" svg:height="1.199cm" svg:x="4.14cm" svg:y="0.931cm">
          <draw:text-box>
            <text:p text:style-name="P1"><text:span text:style-name="T1">XML project data</text:span></text:p>
            <text:p text:style-name="P1"><text:span text:style-name="T1">(files, RPC)</text:span></text:p>
          </draw:text-box>
        </draw:frame>
        <draw:frame draw:style-name="gr6" draw:text-style-name="P1" draw:layer="layout" svg:width="4.342cm" svg:height="1.199cm" svg:x="10.72cm" svg:y="7.281cm">
          <draw:text-box>
            <text:p text:style-name="P1"><text:span text:style-name="T1">XML aggregate data</text:span></text:p>
            <text:p text:style-name="P1"><text:span text:style-name="T1">(files, RPC)</text:span></text:p>
          </draw:text-box>
        </draw:frame>
        <draw:line draw:style-name="gr7" draw:text-style-name="P6" draw:layer="layout" svg:x1="4.14cm" svg:y1="2.455cm" svg:x2="8.077cm" svg:y2="2.709cm">
          <text:p text:style-name="P4"/>
        </draw:line>
        <draw:line draw:style-name="gr7" draw:text-style-name="P6" draw:layer="layout" svg:x1="4.14cm" svg:y1="6.392cm" svg:x2="7.95cm" svg:y2="3.09cm">
          <text:p text:style-name="P4"/>
        </draw:line>
        <draw:line draw:style-name="gr7" draw:text-style-name="P6" draw:layer="layout" svg:x1="4.14cm" svg:y1="2.709cm" svg:x2="8.077cm" svg:y2="6.138cm">
          <text:p text:style-name="P4"/>
        </draw:line>
        <draw:line draw:style-name="gr7" draw:text-style-name="P6" draw:layer="layout" svg:x1="4.14cm" svg:y1="6.646cm" svg:x2="8.077cm" svg:y2="6.519cm">
          <text:p text:style-name="P4"/>
        </draw:line>
        <draw:rect draw:style-name="gr1" draw:text-style-name="P1" draw:layer="layout" svg:width="3.556cm" svg:height="0.762cm" svg:x="14.3cm" svg:y="6.265cm">
          <text:p text:style-name="P4"/>
        </draw:rect>
        <draw:rect draw:style-name="gr1" draw:text-style-name="P1" draw:layer="layout" svg:width="3.556cm" svg:height="0.762cm" svg:x="14.046cm" svg:y="6.011cm">
          <text:p text:style-name="P4"/>
        </draw:rect>
        <draw:rect draw:style-name="gr1" draw:text-style-name="P1" draw:layer="layout" svg:width="3.556cm" svg:height="0.762cm" svg:x="13.792cm" svg:y="5.757cm">
          <text:p text:style-name="P2"><text:span text:style-name="T1">Stats sites</text:span></text:p>
        </draw:rect>
        <draw:line draw:style-name="gr7" draw:text-style-name="P6" draw:layer="layout" svg:x1="11.633cm" svg:y1="6.392cm" svg:x2="13.665cm" svg:y2="6.265cm">
          <text:p text:style-name="P4"/>
        </draw:line>
        <draw:frame draw:style-name="gr8" draw:text-style-name="P1" draw:layer="layout" svg:width="4.244cm" svg:height="1.199cm" svg:x="14.173cm" svg:y="2.78cm">
          <draw:text-box>
            <text:p text:style-name="P1"><text:span text:style-name="T1">display (web pages,</text:span></text:p>
            <text:p text:style-name="P1"><text:span text:style-name="T1">signature files, etc.)</text:span></text:p>
          </draw:text-box>
        </draw:frame>
        <draw:line draw:style-name="gr7" draw:text-style-name="P6" draw:layer="layout" svg:x1="12.141cm" svg:y1="3.217cm" svg:x2="13.919cm" svg:y2="3.217cm">
          <text:p text:style-name="P4"/>
        </draw:line>
        <draw:frame draw:style-name="gr9" draw:text-style-name="P1" draw:layer="layout" svg:width="1.819cm" svg:height="0.725cm" svg:x="18.745cm" svg:y="6.265cm">
          <draw:text-box>
            <text:p text:style-name="P1"><text:span text:style-name="T1">display</text:span></text:p>
          </draw:text-box>
        </draw:frame>
        <draw:line draw:style-name="gr7" draw:text-style-name="P6" draw:layer="layout" svg:x1="17.856cm" svg:y1="6.646cm" svg:x2="18.618cm" svg:y2="6.646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19.047cm" fo:margin-left="0.457cm" fo:margin-right="0.492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David Anderson</meta:initial-creator>
    <meta:creation-date>2005-11-07T11:56:34</meta:creation-date>
    <dc:creator>David Anderson</dc:creator>
    <dc:date>2005-11-07T13:20:34</dc:date>
    <dc:language>en-US</dc:language>
    <meta:editing-cycles>3</meta:editing-cycles>
    <meta:editing-duration>PT1H24M8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